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911cm"/>
    </style:style>
    <style:style style:name="Tableau1.B" style:family="table-column">
      <style:table-column-properties style:column-width="7.382cm"/>
    </style:style>
    <style:style style:name="Tableau1.C" style:family="table-column">
      <style:table-column-properties style:column-width="1.72cm"/>
    </style:style>
    <style:style style:name="Tableau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="none"/>
    </style:style>
    <style:style style:name="Tableau1.B3" style:family="table-cell">
      <style:table-cell-properties style:vertical-align="middle" fo:padding="0.097cm" fo:border="none"/>
    </style:style>
    <style:style style:name="Tableau1.C3" style:family="table-cell">
      <style:table-cell-properties style:vertical-align="middle" fo:padding="0.097cm" fo:border="none"/>
    </style:style>
    <style:style style:name="Tableau1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="none"/>
    </style:style>
    <style:style style:name="Tableau1.B6" style:family="table-cell">
      <style:table-cell-properties style:vertical-align="middle" fo:padding="0.097cm" fo:border="none"/>
    </style:style>
    <style:style style:name="Tableau1.C6" style:family="table-cell">
      <style:table-cell-properties style:vertical-align="middle" fo:padding="0.097cm" fo:border="none"/>
    </style:style>
    <style:style style:name="Tableau1.A7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style:vertical-align="middle" fo:padding="0.097cm" fo:border="none"/>
    </style:style>
    <style:style style:name="Tableau1.B10" style:family="table-cell">
      <style:table-cell-properties style:vertical-align="middle" fo:padding="0.097cm" fo:border="none"/>
    </style:style>
    <style:style style:name="Tableau1.C10" style:family="table-cell">
      <style:table-cell-properties style:vertical-align="middle" fo:padding="0.097cm" fo:border="none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officeooo:rsid="0020fced" officeooo:paragraph-rsid="002df45b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233a77" officeooo:paragraph-rsid="0024b896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20fced" officeooo:paragraph-rsid="002df45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style="italic" fo:font-weight="normal" officeooo:rsid="0024b896" officeooo:paragraph-rsid="0024b896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style="italic" fo:font-weight="normal" officeooo:rsid="002df45b" officeooo:paragraph-rsid="002df45b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officeooo:rsid="00233a77" officeooo:paragraph-rsid="0024b896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2d4953" officeooo:paragraph-rsid="002d4953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2df45b" officeooo:paragraph-rsid="00233a77" style:font-size-asian="14pt" style:font-size-complex="14pt"/>
    </style:style>
    <style:style style:name="P10" style:family="paragraph" style:parent-style-name="Text_20_body">
      <style:text-properties officeooo:rsid="0036ecba" officeooo:paragraph-rsid="0036ecba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text-properties officeooo:paragraph-rsid="001db510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text-properties style:text-underline-style="solid" style:text-underline-width="auto" style:text-underline-color="font-color"/>
    </style:style>
    <style:style style:name="P18" style:family="paragraph" style:parent-style-name="Text_20_body">
      <style:paragraph-properties fo:margin-left="2.501cm" fo:margin-right="0cm" fo:text-indent="0cm" style:auto-text-indent="false"/>
      <style:text-properties officeooo:rsid="0042bd9b" officeooo:paragraph-rsid="0042bd9b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4pt" officeooo:rsid="00233a77" officeooo:paragraph-rsid="0024b896" style:font-size-asian="14pt" style:font-size-complex="14pt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24b896" officeooo:paragraph-rsid="0024b896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ext_20_body" style:list-style-name="L2">
      <style:text-properties officeooo:rsid="002f1165" officeooo:paragraph-rsid="002f1165"/>
    </style:style>
    <style:style style:name="P23" style:family="paragraph" style:parent-style-name="Text_20_body" style:list-style-name="L3">
      <style:text-properties officeooo:paragraph-rsid="0032124c"/>
    </style:style>
    <style:style style:name="P24" style:family="paragraph" style:parent-style-name="Text_20_body" style:list-style-name="L3">
      <style:text-properties officeooo:rsid="0031e852" officeooo:paragraph-rsid="0031e852"/>
    </style:style>
    <style:style style:name="P25" style:family="paragraph" style:parent-style-name="Text_20_body" style:list-style-name="L3">
      <style:text-properties officeooo:rsid="0036ecba" officeooo:paragraph-rsid="0036ecba"/>
    </style:style>
    <style:style style:name="P26" style:family="paragraph" style:parent-style-name="Text_20_body" style:list-style-name="L3">
      <style:text-properties officeooo:rsid="0032124c" officeooo:paragraph-rsid="0032124c"/>
    </style:style>
    <style:style style:name="P27" style:family="paragraph" style:parent-style-name="Text_20_body" style:list-style-name="L4">
      <style:text-properties officeooo:rsid="003a5ae5" officeooo:paragraph-rsid="003a5ae5"/>
    </style:style>
    <style:style style:name="P28" style:family="paragraph" style:parent-style-name="Text_20_body" style:list-style-name="L5">
      <style:text-properties officeooo:rsid="0038750c" officeooo:paragraph-rsid="0042bd9b"/>
    </style:style>
    <style:style style:name="P29" style:family="paragraph" style:parent-style-name="Text_20_body" style:list-style-name="L5">
      <style:text-properties fo:font-style="italic" officeooo:rsid="003a5ae5" officeooo:paragraph-rsid="003a5ae5" style:font-style-asian="italic" style:font-style-complex="italic"/>
    </style:style>
    <style:style style:name="P30" style:family="paragraph" style:parent-style-name="Text_20_body" style:list-style-name="L5">
      <style:text-properties fo:font-style="italic" officeooo:rsid="0038e7ff" officeooo:paragraph-rsid="0038e7ff" style:font-style-asian="italic" style:font-style-complex="italic"/>
    </style:style>
    <style:style style:name="P31" style:family="paragraph" style:parent-style-name="Text_20_body" style:list-style-name="L5">
      <style:text-properties fo:font-style="italic" officeooo:rsid="003ed038" officeooo:paragraph-rsid="003ed038" style:font-style-asian="italic" style:font-style-complex="italic"/>
    </style:style>
    <style:style style:name="P32" style:family="paragraph" style:parent-style-name="Text_20_body" style:list-style-name="L5">
      <style:text-properties fo:font-style="italic" officeooo:rsid="003e8e40" officeooo:paragraph-rsid="003e8e40" style:font-style-asian="italic" style:font-style-complex="italic"/>
    </style:style>
    <style:style style:name="P33" style:family="paragraph" style:parent-style-name="Text_20_body" style:list-style-name="L5">
      <style:paragraph-properties fo:margin-left="1.251cm" fo:margin-right="0cm" fo:text-indent="-0.635cm" style:auto-text-indent="false"/>
      <style:text-properties officeooo:rsid="0036ecba" officeooo:paragraph-rsid="0036ecba"/>
    </style:style>
    <style:style style:name="P34" style:family="paragraph" style:parent-style-name="Text_20_body" style:list-style-name="L5">
      <style:paragraph-properties fo:margin-left="1.251cm" fo:margin-right="0cm" fo:text-indent="-0.635cm" style:auto-text-indent="false"/>
      <style:text-properties officeooo:rsid="0036ecba" officeooo:paragraph-rsid="003764fe"/>
    </style:style>
    <style:style style:name="P35" style:family="paragraph" style:parent-style-name="Text_20_body" style:list-style-name="L5">
      <style:paragraph-properties fo:margin-left="0cm" fo:margin-right="0cm" fo:text-indent="0cm" style:auto-text-indent="false"/>
      <style:text-properties officeooo:rsid="0036ecba" officeooo:paragraph-rsid="0036ecba"/>
    </style:style>
    <style:style style:name="T1" style:family="text">
      <style:text-properties officeooo:rsid="00269a4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b510" style:font-style-asian="italic" style:font-style-complex="italic"/>
    </style:style>
    <style:style style:name="T4" style:family="text">
      <style:text-properties fo:font-style="italic" officeooo:rsid="0032124c" style:font-style-asian="italic" style:font-style-complex="italic"/>
    </style:style>
    <style:style style:name="T5" style:family="text">
      <style:text-properties fo:font-style="italic" officeooo:rsid="00340f8a" style:font-style-asian="italic" style:font-style-complex="italic"/>
    </style:style>
    <style:style style:name="T6" style:family="text">
      <style:text-properties fo:font-style="italic" officeooo:rsid="003a5ae5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212ae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24b896"/>
    </style:style>
    <style:style style:name="T10" style:family="text">
      <style:text-properties style:text-underline-style="solid" style:text-underline-width="auto" style:text-underline-color="font-color" officeooo:rsid="00269a4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233a77" style:font-size-asian="14pt" style:font-size-complex="14pt"/>
    </style:style>
    <style:style style:name="T13" style:family="text">
      <style:text-properties officeooo:rsid="002f1165"/>
    </style:style>
    <style:style style:name="T14" style:family="text">
      <style:text-properties officeooo:rsid="003764fe"/>
    </style:style>
    <style:style style:name="T15" style:family="text">
      <style:text-properties officeooo:rsid="003e1931"/>
    </style:style>
    <style:style style:name="T16" style:family="text">
      <style:text-properties officeooo:rsid="003f203e"/>
    </style:style>
    <style:style style:name="T17" style:family="text">
      <style:text-properties officeooo:rsid="00419213"/>
    </style:style>
    <style:style style:name="T18" style:family="text">
      <style:text-properties officeooo:rsid="0042bd9b"/>
    </style:style>
    <style:style style:name="T19" style:family="text">
      <style:text-properties officeooo:rsid="0045e493"/>
    </style:style>
    <style:style style:name="Sect1" style:family="section">
      <style:section-properties text:dont-balance-text-columns="false" style:editable="false">
        <style:columns fo:column-count="2">
          <style:column style:rel-width="3877*" fo:start-indent="0cm" fo:end-indent="0.145cm"/>
          <style:column style:rel-width="5761*" fo:start-indent="0.14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106"/>Séquence 1</text:p>
      <text:p text:style-name="P2">Gérer des applications qui communiquent entre elles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13">Situation professionnelle</text:p>
          </table:table-cell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P12">Vous êtes technicien dans l'entreprise de développement DIJKSTRA spécialisée dans les systèmes connectés. L'établissement St Félix Lasalle, votre client, vous demande de réaliser un escape game <text:span text:style-name="T2">techniq</text:span><text:span text:style-name="T3">ue</text:span> pour sa porte ouverte qui aura lieu en janvier 2019.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11"/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11"/>
          </table:table-cell>
        </table:table-row>
        <table:table-row>
          <table:table-cell table:style-name="Tableau1.A1" table:number-columns-spanned="3" office:value-type="string">
            <text:p text:style-name="P13">Activités/Tâches professionnelles</text:p>
          </table:table-cell>
          <table:covered-table-cell/>
          <table:covered-table-cell/>
        </table:table-row>
        <table:table-row>
          <table:table-cell table:style-name="Tableau1.A5" table:number-columns-spanned="3" office:value-type="string">
            <text:p text:style-name="P15">A7 Réaliser ou mettre en œuvre et valider une solution</text:p>
            <text:p text:style-name="P15">T7.2 Réaliser une maquette, un prototype logiciel/matériel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P11"/>
          </table:table-cell>
          <table:table-cell table:style-name="Tableau1.B6" office:value-type="string">
            <text:p text:style-name="P11"/>
          </table:table-cell>
          <table:table-cell table:style-name="Tableau1.C6" office:value-type="string">
            <text:p text:style-name="P11"/>
          </table:table-cell>
        </table:table-row>
        <table:table-row>
          <table:table-cell table:style-name="Tableau1.A7" office:value-type="string">
            <text:p text:style-name="P13">Compétences évaluées</text:p>
          </table:table-cell>
          <table:table-cell table:style-name="Tableau1.A1" table:number-columns-spanned="2" office:value-type="string">
            <text:p text:style-name="P13">Savoir-Faire</text:p>
          </table:table-cell>
          <table:covered-table-cell/>
        </table:table-row>
        <table:table-row>
          <table:table-cell table:style-name="Tableau1.A9" table:number-rows-spanned="2" office:value-type="string">
            <text:p text:style-name="P17">C4.4 Développer un module logiciel</text:p>
          </table:table-cell>
          <table:table-cell table:style-name="Tableau1.B8" table:number-columns-spanned="2" office:value-type="string">
            <text:p text:style-name="Table_20_Contents">SF39 Identifier et éliminer les points critiques</text:p>
          </table:table-cell>
          <table:covered-table-cell/>
        </table:table-row>
        <table:table-row>
          <table:covered-table-cell/>
          <table:table-cell table:style-name="Tableau1.B9" table:number-columns-spanned="2" office:value-type="string">
            <text:p text:style-name="P12">SF42 S'assurer de la conformité du logiciel avec le cahier des charges</text:p>
          </table:table-cell>
          <table:covered-table-cell/>
        </table:table-row>
        <table:table-row>
          <table:table-cell table:style-name="Tableau1.A10" office:value-type="string">
            <text:p text:style-name="P11"/>
          </table:table-cell>
          <table:table-cell table:style-name="Tableau1.B10" office:value-type="string">
            <text:p text:style-name="P11"/>
          </table:table-cell>
          <table:table-cell table:style-name="Tableau1.C10" office:value-type="string">
            <text:p text:style-name="P11"/>
          </table:table-cell>
        </table:table-row>
        <table:table-row>
          <table:table-cell table:style-name="Tableau1.A7" table:number-columns-spanned="2" office:value-type="string">
            <text:p text:style-name="P13">Savoirs associés</text:p>
          </table:table-cell>
          <table:covered-table-cell/>
          <table:table-cell table:style-name="Tableau1.A1" office:value-type="string">
            <text:p text:style-name="P14">Niv. Taxo.</text:p>
          </table:table-cell>
        </table:table-row>
        <table:table-row>
          <table:table-cell table:style-name="Tableau1.A12" office:value-type="string">
            <text:p text:style-name="Table_20_Contents">S4.6 Programmation orientée objet (C++)</text:p>
          </table:table-cell>
          <table:table-cell table:style-name="Tableau1.B12" office:value-type="string">
            <text:p text:style-name="Table_20_Contents">Mécanisme d'héritage</text:p>
          </table:table-cell>
          <table:table-cell table:style-name="Tableau1.C14" office:value-type="string">
            <text:p text:style-name="P16">4</text:p>
          </table:table-cell>
        </table:table-row>
        <table:table-row>
          <table:table-cell table:style-name="Tableau1.A13" office:value-type="string">
            <text:p text:style-name="Table_20_Contents">S4.6 Programmation orientée objet (C++)</text:p>
          </table:table-cell>
          <table:table-cell table:style-name="Tableau1.B13" office:value-type="string">
            <text:p text:style-name="Table_20_Contents">Classes abstraites, virtualité</text:p>
          </table:table-cell>
          <table:table-cell table:style-name="Tableau1.C14" office:value-type="string">
            <text:p text:style-name="P16">3</text:p>
          </table:table-cell>
        </table:table-row>
        <table:table-row>
          <table:table-cell table:style-name="Tableau1.A14" office:value-type="string">
            <text:p text:style-name="Table_20_Contents">S7.7 Programmation réseau</text:p>
          </table:table-cell>
          <table:table-cell table:style-name="Tableau1.B14" office:value-type="string">
            <text:p text:style-name="Table_20_Contents">Concept client / serveur</text:p>
          </table:table-cell>
          <table:table-cell table:style-name="Tableau1.C14" office:value-type="string">
            <text:p text:style-name="P16">4</text:p>
          </table:table-cell>
        </table:table-row>
        <table:table-row>
          <table:table-cell table:style-name="Tableau1.A15" office:value-type="string">
            <text:p text:style-name="Table_20_Contents">S7.7 Programmation réseau</text:p>
          </table:table-cell>
          <table:table-cell table:style-name="Tableau1.B15" office:value-type="string">
            <text:p text:style-name="Table_20_Contents">Socket POSIX</text:p>
          </table:table-cell>
          <table:table-cell table:style-name="Tableau1.C15" office:value-type="string">
            <text:p text:style-name="P16">4</text:p>
          </table:table-cell>
        </table:table-row>
      </table:table>
      <text:p text:style-name="Standard"/>
      <text:p text:style-name="Standard"/>
      <text:p text:style-name="Standard"/>
      <text:p text:style-name="P3"><text:span text:style-name="T7">TP 1 : </text:span><text:span text:style-name="T8">Jeu du nombre mystère en réseau </text:span></text:p>
      <text:p text:style-name="P5">durée : 3h</text:p>
      <text:p text:style-name="P6">travail en groupe de 3 ou 4</text:p>
      <text:p text:style-name="P5"/>
      <text:p text:style-name="P7"><text:span text:style-name="T9">Objectifs </text:span><text:span text:style-name="T10">du TP</text:span><text:span text:style-name="T9"> :</text:span> </text:p>
      <text:list xml:id="list1241735009171969646" text:style-name="L1">
        <text:list-item>
          <text:p text:style-name="P19">Développer des applications communicantes de type client/serveur permettant de jouer au nombre mystère ;</text:p>
        </text:list-item>
        <text:list-item>
          <text:p text:style-name="P20"><text:span text:style-name="T12">P</text:span><text:span text:style-name="T11">réparer une restitution orale du travail réalisé.</text:span></text:p>
        </text:list-item>
      </text:list>
      <text:p text:style-name="P9"/>
      <text:p text:style-name="P8"/>
      <text:h text:style-name="P21" text:outline-level="1">Travail à réaliser tout au long de la séance</text:h>
      <text:list xml:id="list8123509555182335692" text:style-name="L2">
        <text:list-item>
          <text:p text:style-name="P22">Préparer une restitution orale du travail réalisé et de vos réponses aux questions. La présentation sera effectuée au cours prochain et devra durer entre 3 et 5 minutes. L'utilisation d'un diaporama est obligatoire. Ce travail pourra être terminé à la maison.</text:p>
        </text:list-item>
      </text:list>
      <text:h text:style-name="Heading_20_1" text:outline-level="1">Prise en main <text:span text:style-name="T13">des applications</text:span></text:h>
      <text:list xml:id="list7484275175035039656" text:style-name="L3">
        <text:list-item>
          <text:p text:style-name="P24">Copier en local les applications TP_SOCKET_SERVEUR et TP_SOCKET_CLIENT présents dans le dossier communSN2/angibaud/<text:span text:style-name="T19">sequence1/TP1</text:span></text:p>
        </text:list-item>
        <text:list-item>
          <text:p text:style-name="P24">Ouvrir ces deux projets dans QtCreator et modifier leur répertoire de compilation (<text:span text:style-name="T17">choisir</text:span> un dossier <text:span text:style-name="T17">en </text:span>local)</text:p>
        </text:list-item>
        <text:list-item>
          <text:p text:style-name="P25">Compiler les deux projets</text:p>
        </text:list-item>
        <text:list-item>
          <text:p text:style-name="P26">Lancer l'application serveur, puis l'application client.</text:p>
        </text:list-item>
        <text:list-item>
          <text:p text:style-name="P23"><text:span text:style-name="T4">Q</text:span><text:span text:style-name="T6">1 : </text:span><text:span text:style-name="T4">Que constate</text:span><text:span text:style-name="T5">z</text:span><text:span text:style-name="T4"> </text:span><text:span text:style-name="T5">vous </text:span><text:span text:style-name="T4">?</text:span></text:p>
        </text:list-item>
      </text:list>
      <text:list xml:id="list3147650852974877216" text:style-name="L4">
        <text:list-item>
          <text:p text:style-name="P27">Modifier le programme afin que le client envoie un message au serveur.</text:p>
        </text:list-item>
      </text:list>
      <text:h text:style-name="Heading_20_1" text:outline-level="1"><text:span text:style-name="T14">Applications n</text:span>ombre mystère</text:h>
      <text:p text:style-name="P10">L'objectif est de réaliser le jeu du nombre mystère. Le serveur déterminera un nombre aléatoire entre 1 et 100. Le client une fois connecté au serveur invitera l'utilisateur à donner un nombre. Celui-ci sera envoyé au serveur qui retournera l'un des quatre messages suivants : </text:p>
      <text:section text:style-name="Sect1" text:name="Section1">
        <text:list xml:id="list2611721583526091220" text:style-name="L5">
          <text:list-item>
            <text:list>
              <text:list-item>
                <text:p text:style-name="P33">« Trop petit » </text:p>
              </text:list-item>
              <text:list-item>
                <text:p text:style-name="P33">« Trop grand » </text:p>
              </text:list-item>
              <text:list-item>
                <text:p text:style-name="P33">« <text:span text:style-name="T15">BRAVO</text:span> » </text:p>
              </text:list-item>
              <text:list-item>
                <text:p text:style-name="P34">« <text:span text:style-name="T14">Le nombre doit être</text:span> <text:span text:style-name="T14">situe entre 1 et 100</text:span>»</text:p>
              </text:list-item>
            </text:list>
          </text:list-item>
        </text:list>
      </text:section>
      <text:list xml:id="list115729710990574" text:continue-numbering="true" text:style-name="L5">
        <text:list-header>
          <text:p text:style-name="P35">Une fois le message « <text:span text:style-name="T14">B</text:span>ravo » reçu, le client devra se déconnecter. </text:p>
        </text:list-header>
        <text:list-item>
          <text:p text:style-name="P28">Modifier les programmes afin de répondre au cahier des charges ci-dessus. <text:span text:style-name="T18">Procéder par étapes successives : </text:span></text:p>
        </text:list-item>
      </text:list>
      <text:p text:style-name="P18">1. du coté du serveur : choisir un nombre aléatoire </text:p>
      <text:p text:style-name="P18">2. du coté du client : demander une proposition </text:p>
      <text:p text:style-name="P18">3. du coté du client : envoyer la proposition </text:p>
      <text:p text:style-name="P18">4. du coté du serveur : tester la proposition</text:p>
      <text:p text:style-name="P18">5. ...</text:p>
      <text:list xml:id="list115728798322404" text:continue-numbering="true" text:style-name="L5">
        <text:list-item>
          <text:p text:style-name="P29">Q<text:span text:style-name="T16">3 : </text:span>Vos programmes fonctionnent-ils ?</text:p>
        </text:list-item>
        <text:list-item>
          <text:p text:style-name="P30"><text:span text:style-name="T16">Q4 : </text:span>Quels erreurs de programmation avez-vous faites <text:span text:style-name="T16">au cours du TP</text:span> ? Comment les avez-vous corrigées ?</text:p>
        </text:list-item>
        <text:list-item>
          <text:p text:style-name="P31"><text:span text:style-name="T16">Q5 : </text:span>Combien d'objets de type QTcpSockets sont instanciés dans l'application serveur ? dans l'application client ?</text:p>
        </text:list-item>
        <text:list-item>
          <text:p text:style-name="P32"><text:span text:style-name="T16">Q6 : Proposez une définition avec vos mots de la notion de « </text:span>socket » ?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21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default-outline-level="1" style:list-style-name="Numbering_20_1" style:class="list" style:master-page-name="">
      <style:paragraph-properties fo:margin-top="0cm" fo:margin-bottom="0.212cm" loext:contextual-spacing="false" style:page-number="auto"/>
      <style:text-properties fo:font-size="16pt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69a4e"/>
    </style:style>
    <style:page-layout style:name="Mpm1">
      <style:page-layout-properties fo:page-width="21.001cm" fo:page-height="29.7cm" style:num-format="1" style:print-orientation="portrait" fo:margin-top="1.164cm" fo:margin-bottom="1.04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S. <text:span text:style-name="MT1">Angibaud<text:tab/>BTS SN-IR<text:tab/>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21:12:55.090893655</meta:creation-date>
    <dc:date>2018-09-07T11:57:28.402000000</dc:date>
    <meta:editing-duration>PT3H8M24S</meta:editing-duration>
    <meta:editing-cycles>41</meta:editing-cycles>
    <meta:generator>LibreOffice/5.2.7.2$Windows_x86 LibreOffice_project/2b7f1e640c46ceb28adf43ee075a6e8b8439ed10</meta:generator>
    <meta:print-date>2018-09-07T11:16:47.297000000</meta:print-date>
    <meta:document-statistic meta:table-count="1" meta:image-count="0" meta:object-count="0" meta:page-count="2" meta:paragraph-count="59" meta:word-count="507" meta:character-count="3154" meta:non-whitespace-character-count="2610"/>
  </office:meta>
</office:document-meta>
</file>